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d12e" officeooo:paragraph-rsid="0011d12e"/>
    </style:style>
    <style:style style:name="P2" style:family="paragraph" style:parent-style-name="Standard">
      <style:text-properties officeooo:rsid="00147eed" officeooo:paragraph-rsid="00147ee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7453c" officeooo:paragraph-rsid="0017453c" style:font-weight-asian="bold" style:font-weight-complex="bold"/>
    </style:style>
    <style:style style:name="P4" style:family="paragraph" style:parent-style-name="Standard">
      <style:text-properties officeooo:rsid="00128100" officeooo:paragraph-rsid="00128100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d427d" officeooo:paragraph-rsid="001d427d" style:font-weight-asian="bold" style:font-weight-complex="bold"/>
    </style:style>
    <style:style style:name="T1" style:family="text">
      <style:text-properties officeooo:rsid="0017453c"/>
    </style:style>
    <style:style style:name="T2" style:family="text">
      <style:text-properties officeooo:rsid="0017fe39"/>
    </style:style>
    <style:style style:name="T3" style:family="text">
      <style:text-properties officeooo:rsid="001849bf"/>
    </style:style>
    <style:style style:name="T4" style:family="text">
      <style:text-properties officeooo:rsid="001b68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Hier bietet sich dir die Möglichkeit aktiv an der Weiterentwicklung von Elyoos mitzuwirken. Hilf mit, Elyoos stetig <text:span text:style-name="T4">zu </text:span>verbesser<text:span text:style-name="T4">n</text:span>.</text:p>
      <text:p text:style-name="P1"/>
      <text:p text:style-name="P3">Fehler</text:p>
      <text:p text:style-name="P1"/>
      <text:p text:style-name="P1">Hast du einen Fehler gefunden? <text:span text:style-name="T1">Mit jeder Meldung trägst du dazu bei, dass diese Plattform stabiler wird.</text:span></text:p>
      <text:p text:style-name="P1"/>
      <text:p text:style-name="P3">Ideen</text:p>
      <text:p text:style-name="P1"/>
      <text:p text:style-name="P4">Hast Du Ideen welche Funktionalitäten nützlich wären? Bist du noch nicht ganz zufrieden wie <text:span text:style-name="T3">gewisse</text:span> <text:span text:style-name="T3">Funktionen strukturiert sind</text:span> und hast Idee<text:span text:style-name="T3">n</text:span> wie man es <text:span text:style-name="T2">verbessern könnte</text:span>? </text:p>
      <text:p text:style-name="P4"/>
      <text:p text:style-name="P5">Was meinst Du zu…?</text:p>
      <text:p text:style-name="P2"/>
      <text:p text:style-name="P2">An dieser Stelle werden Funktionalitäten diskutiert, welche in meinem Kopf herumschwirren <text:span text:style-name="T2">und ich mit Hilfe von deinem Feedback konkretisieren möcht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09:49:44.676000000</meta:creation-date>
    <dc:date>2016-12-19T15:10:26.579000000</dc:date>
    <meta:editing-duration>PT34M59S</meta:editing-duration>
    <meta:editing-cycles>7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7" meta:word-count="88" meta:character-count="587" meta:non-whitespace-character-count="505"/>
  </office:meta>
</office:document-meta>
</file>